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7.3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.00.0000</text:date>, <text:time style:data-style-name="N2" text:time-value="10:33:43.294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21:29:27.946000000</meta:creation-date>
    <dc:date>2020-05-07T13:07:19.084000000</dc:date>
    <meta:editing-duration>PT3H45M52S</meta:editing-duration>
    <meta:editing-cycles>5</meta:editing-cycles>
    <meta:generator>LibreOffice/6.2.5.2$Windows_X86_64 LibreOffice_project/1ec314fa52f458adc18c4f025c545a4e8b22c159</meta:generator>
    <meta:document-statistic meta:table-count="1" meta:cell-count="5045" meta:object-count="0"/>
  </office:meta>
</office:document-meta>
</file>